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EA_regions</text:p>
          </table:table-cell>
          <table:table-cell office:value-type="string" calcext:value-type="string">
            <text:p>Destination_region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formula="of:=LEFT([.A2];2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formula="of:=LEFT([.A3];2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table:formula="of:=LEFT([.A6];2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formula="of:=LEFT([.A7];2)" office:value-type="string" office:string-value="Au" calcext:value-type="string">
            <text:p>Au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formula="of:=LEFT([.A8];2)" office:value-type="string" office:string-value="Au" calcext:value-type="string">
            <text:p>Au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formula="of:=LEFT([.A9];2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formula="of:=LEFT([.A10];2)" office:value-type="string" office:string-value="Ba" calcext:value-type="string">
            <text:p>Ba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formula="of:=LEFT([.A11];2)" office:value-type="string" office:string-value="Ba" calcext:value-type="string">
            <text:p>Ba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formula="of:=LEFT([.A12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formula="of:=LEFT([.A13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formula="of:=LEFT([.A14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table:formula="of:=LEFT([.A15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formula="of:=LEFT([.A16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formula="of:=LEFT([.A17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formula="of:=LEFT([.A18];2)" office:value-type="string" office:string-value="Br" calcext:value-type="string">
            <text:p>Br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formula="of:=LEFT([.A19];2)" office:value-type="string" office:string-value="Br" calcext:value-type="string">
            <text:p>Br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formula="of:=LEFT([.A20];2)" office:value-type="string" office:string-value="Bu" calcext:value-type="string">
            <text:p>Bu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formula="of:=LEFT([.A21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table:formula="of:=LEFT([.A22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formula="of:=LEFT([.A23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formula="of:=LEFT([.A24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People's Republic of China</text:p>
          </table:table-cell>
          <table:table-cell table:formula="of:=LEFT([.A25];2)" office:value-type="string" office:string-value="Pe" calcext:value-type="string">
            <text:p>Pe</text:p>
          </table:table-cell>
        </table:table-row>
        <table:table-row table:style-name="ro1">
          <table:table-cell office:value-type="string" calcext:value-type="string">
            <text:p>China (P.R. of China and Hong Kong, China)</text:p>
          </table:table-cell>
          <table:table-cell table:formula="of:=LEFT([.A26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formula="of:=LEFT([.A27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formula="of:=LEFT([.A28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formula="of:=LEFT([.A29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formula="of:=LEFT([.A30];2)" office:value-type="string" office:string-value="Cô" calcext:value-type="string">
            <text:p>Cô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formula="of:=LEFT([.A31];2)" office:value-type="string" office:string-value="Cr" calcext:value-type="string">
            <text:p>Cr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formula="of:=LEFT([.A32];2)" office:value-type="string" office:string-value="Cu" calcext:value-type="string">
            <text:p>Cu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table:formula="of:=LEFT([.A33];2)" office:value-type="string" office:string-value="Cu" calcext:value-type="string">
            <text:p>Cu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formula="of:=LEFT([.A34];2)" office:value-type="string" office:string-value="Cy" calcext:value-type="string">
            <text:p>Cy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table:formula="of:=LEFT([.A35];2)" office:value-type="string" office:string-value="Cz" calcext:value-type="string">
            <text:p>Cz</text:p>
          </table:table-cell>
        </table:table-row>
        <table:table-row table:style-name="ro1">
          <table:table-cell office:value-type="string" calcext:value-type="string">
            <text:p>Dem. People's Rep. of Korea</text:p>
          </table:table-cell>
          <table:table-cell table:formula="of:=LEFT([.A36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em. Republic of the Congo</text:p>
          </table:table-cell>
          <table:table-cell table:formula="of:=LEFT([.A37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formula="of:=LEFT([.A38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table:formula="of:=LEFT([.A39];2)" office:value-type="string" office:string-value="Do" calcext:value-type="string">
            <text:p>Do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formula="of:=LEFT([.A40];2)" office:value-type="string" office:string-value="Ec" calcext:value-type="string">
            <text:p>Ec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formula="of:=LEFT([.A41];2)" office:value-type="string" office:string-value="Eg" calcext:value-type="string">
            <text:p>Eg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formula="of:=LEFT([.A42];2)" office:value-type="string" office:string-value="El" calcext:value-type="string">
            <text:p>El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formula="of:=LEFT([.A43];2)" office:value-type="string" office:string-value="Er" calcext:value-type="string">
            <text:p>Er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formula="of:=LEFT([.A44];2)" office:value-type="string" office:string-value="Es" calcext:value-type="string">
            <text:p>Es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formula="of:=LEFT([.A45];2)" office:value-type="string" office:string-value="Et" calcext:value-type="string">
            <text:p>Et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formula="of:=LEFT([.A46];2)" office:value-type="string" office:string-value="Fi" calcext:value-type="string">
            <text:p>Fi</text:p>
          </table:table-cell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 table:formula="of:=LEFT([.A47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LEFT([.A48];2)" office:value-type="string" office:string-value="Fr" calcext:value-type="string">
            <text:p>Fr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table:formula="of:=LEFT([.A49];2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formula="of:=LEFT([.A50];2)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formula="of:=LEFT([.A51];2)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formula="of:=LEFT([.A52];2)" office:value-type="string" office:string-value="Gh" calcext:value-type="string">
            <text:p>Gh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formula="of:=LEFT([.A53];2)" office:value-type="string" office:string-value="Gi" calcext:value-type="string">
            <text:p>Gi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formula="of:=LEFT([.A54];2)" office:value-type="string" office:string-value="Gr" calcext:value-type="string">
            <text:p>Gr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formula="of:=LEFT([.A55];2)" office:value-type="string" office:string-value="Gu" calcext:value-type="string">
            <text:p>Gu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formula="of:=LEFT([.A56];2)" office:value-type="string" office:string-value="Ha" calcext:value-type="string">
            <text:p>Ha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table:formula="of:=LEFT([.A57];2)" office:value-type="string" office:string-value="Ho" calcext:value-type="string">
            <text:p>Ho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table:formula="of:=LEFT([.A58];2)" office:value-type="string" office:string-value="Ho" calcext:value-type="string">
            <text:p>Ho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formula="of:=LEFT([.A59];2)" office:value-type="string" office:string-value="Hu" calcext:value-type="string">
            <text:p>Hu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formula="of:=LEFT([.A60];2)" office:value-type="string" office:string-value="Ic" calcext:value-type="string">
            <text:p>Ic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formula="of:=LEFT([.A61];2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formula="of:=LEFT([.A62];2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table:formula="of:=LEFT([.A63];2)" office:value-type="string" office:string-value="Is" calcext:value-type="string">
            <text:p>Is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formula="of:=LEFT([.A64];2)" office:value-type="string" office:string-value="Ir" calcext:value-type="string">
            <text:p>Ir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LEFT([.A65];2)" office:value-type="string" office:string-value="Ir" calcext:value-type="string">
            <text:p>Ir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formula="of:=LEFT([.A66];2)" office:value-type="string" office:string-value="Is" calcext:value-type="string">
            <text:p>Is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formula="of:=LEFT([.A67];2)" office:value-type="string" office:string-value="It" calcext:value-type="string">
            <text:p>It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formula="of:=LEFT([.A68];2)" office:value-type="string" office:string-value="Ja" calcext:value-type="string">
            <text:p>Ja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formula="of:=LEFT([.A69];2)" office:value-type="string" office:string-value="Ja" calcext:value-type="string">
            <text:p>Ja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formula="of:=LEFT([.A70];2)" office:value-type="string" office:string-value="Jo" calcext:value-type="string">
            <text:p>J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formula="of:=LEFT([.A71];2)" office:value-type="string" office:string-value="Ka" calcext:value-type="string">
            <text:p>K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formula="of:=LEFT([.A72];2)" office:value-type="string" office:string-value="Ke" calcext:value-type="string">
            <text:p>Ke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formula="of:=LEFT([.A73];2)" office:value-type="string" office:string-value="Ko" calcext:value-type="string">
            <text:p>Ko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formula="of:=LEFT([.A74];2)" office:value-type="string" office:string-value="Ko" calcext:value-type="string">
            <text:p>Ko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formula="of:=LEFT([.A75];2)" office:value-type="string" office:string-value="Ku" calcext:value-type="string">
            <text:p>Ku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table:formula="of:=LEFT([.A76];2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formula="of:=LEFT([.A77];2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formula="of:=LEFT([.A78];2)" office:value-type="string" office:string-value="Le" calcext:value-type="string">
            <text:p>Le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table:formula="of:=LEFT([.A79];2)" office:value-type="string" office:string-value="Li" calcext:value-type="string">
            <text:p>Li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formula="of:=LEFT([.A80];2)" office:value-type="string" office:string-value="Li" calcext:value-type="string">
            <text:p>Li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formula="of:=LEFT([.A81];2)" office:value-type="string" office:string-value="Lu" calcext:value-type="string">
            <text:p>Lu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formula="of:=LEFT([.A82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formula="of:=LEFT([.A83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formula="of:=LEFT([.A84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formula="of:=LEFT([.A85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table:formula="of:=LEFT([.A86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formula="of:=LEFT([.A87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formula="of:=LEFT([.A88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formula="of:=LEFT([.A89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formula="of:=LEFT([.A90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formula="of:=LEFT([.A91];2)" office:value-type="string" office:string-value="My" calcext:value-type="string">
            <text:p>My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table:formula="of:=LEFT([.A92];2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formula="of:=LEFT([.A93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formula="of:=LEFT([.A94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formula="of:=LEFT([.A95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formula="of:=LEFT([.A96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table:formula="of:=LEFT([.A97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formula="of:=LEFT([.A98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formula="of:=LEFT([.A99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formula="of:=LEFT([.A100];2)" office:value-type="string" office:string-value="Om" calcext:value-type="string">
            <text:p>Om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formula="of:=LEFT([.A101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formula="of:=LEFT([.A102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formula="of:=LEFT([.A103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formula="of:=LEFT([.A104];2)" office:value-type="string" office:string-value="Pe" calcext:value-type="string">
            <text:p>P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formula="of:=LEFT([.A105];2)" office:value-type="string" office:string-value="Ph" calcext:value-type="string">
            <text:p>Ph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formula="of:=LEFT([.A106];2)" office:value-type="string" office:string-value="Po" calcext:value-type="string">
            <text:p>Po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LEFT([.A107];2)" office:value-type="string" office:string-value="Po" calcext:value-type="string">
            <text:p>Po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formula="of:=LEFT([.A108];2)" office:value-type="string" office:string-value="Qa" calcext:value-type="string">
            <text:p>Qa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formula="of:=LEFT([.A109];2)" office:value-type="string" office:string-value="Ro" calcext:value-type="string">
            <text:p>Ro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table:formula="of:=LEFT([.A110];2)" office:value-type="string" office:string-value="Ru" calcext:value-type="string">
            <text:p>Ru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formula="of:=LEFT([.A111];2)" office:value-type="string" office:string-value="Sa" calcext:value-type="string">
            <text:p>S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formula="of:=LEFT([.A112];2)" office:value-type="string" office:string-value="Se" calcext:value-type="string">
            <text:p>Se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formula="of:=LEFT([.A113];2)" office:value-type="string" office:string-value="Se" calcext:value-type="string">
            <text:p>S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formula="of:=LEFT([.A114];2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table:formula="of:=LEFT([.A115];2)" office:value-type="string" office:string-value="Sl" calcext:value-type="string">
            <text:p>Sl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formula="of:=LEFT([.A116];2)" office:value-type="string" office:string-value="Sl" calcext:value-type="string">
            <text:p>Sl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formula="of:=LEFT([.A117];2)" office:value-type="string" office:string-value="So" calcext:value-type="string">
            <text:p>So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formula="of:=LEFT([.A118];2)" office:value-type="string" office:string-value="So" calcext:value-type="string">
            <text:p>So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LEFT([.A119];2)" office:value-type="string" office:string-value="Sp" calcext:value-type="string">
            <text:p>Sp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formula="of:=LEFT([.A120];2)" office:value-type="string" office:string-value="Sr" calcext:value-type="string">
            <text:p>Sr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formula="of:=LEFT([.A121];2)" office:value-type="string" office:string-value="Su" calcext:value-type="string">
            <text:p>Su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formula="of:=LEFT([.A122];2)" office:value-type="string" office:string-value="Sw" calcext:value-type="string">
            <text:p>Sw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formula="of:=LEFT([.A123];2)" office:value-type="string" office:string-value="Sw" calcext:value-type="string">
            <text:p>Sw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formula="of:=LEFT([.A124];2)" office:value-type="string" office:string-value="Sy" calcext:value-type="string">
            <text:p>Sy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table:formula="of:=LEFT([.A125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formula="of:=LEFT([.A126];2)" office:value-type="string" office:string-value="Ta" calcext:value-type="string">
            <text:p>Ta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table:formula="of:=LEFT([.A127];2)" office:value-type="string" office:string-value="Ta" calcext:value-type="string">
            <text:p>T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formula="of:=LEFT([.A128];2)" office:value-type="string" office:string-value="Th" calcext:value-type="string">
            <text:p>Th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formula="of:=LEFT([.A129];2)" office:value-type="string" office:string-value="To" calcext:value-type="string">
            <text:p>To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formula="of:=LEFT([.A130];2)" office:value-type="string" office:string-value="Tr" calcext:value-type="string">
            <text:p>Tr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table:formula="of:=LEFT([.A131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formula="of:=LEFT([.A132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formula="of:=LEFT([.A133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formula="of:=LEFT([.A134]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table:formula="of:=LEFT([.A135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formula="of:=LEFT([.A136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table:formula="of:=LEFT([.A137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formula="of:=LEFT([.A138];2)" office:value-type="string" office:string-value="Ur" calcext:value-type="string">
            <text:p>Ur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formula="of:=LEFT([.A139];2)" office:value-type="string" office:string-value="Uz" calcext:value-type="string">
            <text:p>Uz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table:formula="of:=LEFT([.A140];2)" office:value-type="string" office:string-value="Ve" calcext:value-type="string">
            <text:p>Ve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table:formula="of:=LEFT([.A141];2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table:formula="of:=LEFT([.A142];2)" office:value-type="string" office:string-value="Ye" calcext:value-type="string">
            <text:p>Ye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formula="of:=LEFT([.A143];2)" office:value-type="string" office:string-value="Za" calcext:value-type="string">
            <text:p>Z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formula="of:=LEFT([.A144];2)" office:value-type="string" office:string-value="Zi" calcext:value-type="string">
            <text:p>Zi</text:p>
          </table:table-cell>
        </table:table-row>
        <table:table-row table:style-name="ro1">
          <table:table-cell office:value-type="string" calcext:value-type="string">
            <text:p>Former Soviet Union (If no detail)</text:p>
          </table:table-cell>
          <table:table-cell table:formula="of:=LEFT([.A145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Former Yugoslavia (If no detail)</text:p>
          </table:table-cell>
          <table:table-cell table:formula="of:=LEFT([.A146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Other Africa</text:p>
          </table:table-cell>
          <table:table-cell table:formula="of:=LEFT([.A147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Other Non-OECD Americas</text:p>
          </table:table-cell>
          <table:table-cell table:formula="of:=LEFT([.A148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Other Asia</text:p>
          </table:table-cell>
          <table:table-cell table:formula="of:=LEFT([.A149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formula="of:=LEFT([.A150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formula="of:=LEFT([.A151];2)" office:value-type="string" office:string-value="Af" calcext:value-type="string">
            <text:p>Af</text:p>
          </table:table-cell>
        </table:table-row>
        <table:table-row table:style-name="ro1">
          <table:table-cell office:value-type="string" calcext:value-type="string">
            <text:p>Asia (excluding China)</text:p>
          </table:table-cell>
          <table:table-cell table:formula="of:=LEFT([.A152];2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Non-OECD Americas</text:p>
          </table:table-cell>
          <table:table-cell table:formula="of:=LEFT([.A153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iddle East</text:p>
          </table:table-cell>
          <table:table-cell table:formula="of:=LEFT([.A154];2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Non-OECD Europe and Eurasia</text:p>
          </table:table-cell>
          <table:table-cell table:formula="of:=LEFT([.A155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emo: Non-OECD Total</text:p>
          </table:table-cell>
          <table:table-cell table:formula="of:=LEFT([.A156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OPEC</text:p>
          </table:table-cell>
          <table:table-cell table:formula="of:=LEFT([.A157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FSU 15</text:p>
          </table:table-cell>
          <table:table-cell table:formula="of:=LEFT([.A158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Former Yugoslavia</text:p>
          </table:table-cell>
          <table:table-cell table:formula="of:=LEFT([.A159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OECD Americas</text:p>
          </table:table-cell>
          <table:table-cell table:formula="of:=LEFT([.A160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OECD Asia Oceania</text:p>
          </table:table-cell>
          <table:table-cell table:formula="of:=LEFT([.A161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OECD Europe</text:p>
          </table:table-cell>
          <table:table-cell table:formula="of:=LEFT([.A162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World marine bunkers</text:p>
          </table:table-cell>
          <table:table-cell table:formula="of:=LEFT([.A163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World aviation bunkers</text:p>
          </table:table-cell>
          <table:table-cell table:formula="of:=LEFT([.A164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Memo: G20</text:p>
          </table:table-cell>
          <table:table-cell table:formula="of:=LEFT([.A165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OECD Total</text:p>
          </table:table-cell>
          <table:table-cell table:formula="of:=LEFT([.A166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IEA Total</text:p>
          </table:table-cell>
          <table:table-cell table:formula="of:=LEFT([.A167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European Union-28</text:p>
          </table:table-cell>
          <table:table-cell table:formula="of:=LEFT([.A168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G7</text:p>
          </table:table-cell>
          <table:table-cell table:formula="of:=LEFT([.A169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G8</text:p>
          </table:table-cell>
          <table:table-cell table:formula="of:=LEFT([.A170];2)" office:value-type="string" office:string-value="Me" calcext:value-type="string">
            <text:p>Me</text:p>
          </table:table-cell>
        </table:table-row>
        <table:table-row table:style-name="ro1" table:number-rows-repeated="10484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9:59:02.530215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4:05.001645089</meta:creation-date>
    <dc:date>2020-09-02T09:59:54.960714616</dc:date>
    <meta:editing-duration>PT8M22S</meta:editing-duration>
    <meta:editing-cycles>8</meta:editing-cycles>
    <meta:generator>LibreOffice/6.1.5.2$Linux_X86_64 LibreOffice_project/10$Build-2</meta:generator>
    <meta:document-statistic meta:table-count="1" meta:cell-count="339" meta:object-count="0"/>
  </office:meta>
</office:document-meta>
</file>